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6860" officeooo:paragraph-rsid="00066860"/>
    </style:style>
    <style:style style:name="P2" style:family="paragraph" style:parent-style-name="Standard">
      <style:text-properties style:font-name="Microsoft JhengHei" officeooo:rsid="0005d294" officeooo:paragraph-rsid="0005d294"/>
    </style:style>
    <style:style style:name="P3" style:family="paragraph" style:parent-style-name="Standard">
      <style:text-properties style:font-name="Microsoft JhengHei" officeooo:rsid="00066860" officeooo:paragraph-rsid="00066860"/>
    </style:style>
    <style:style style:name="P4" style:family="paragraph" style:parent-style-name="Standard">
      <style:text-properties style:font-name="Microsoft JhengHei" fo:font-weight="bold" officeooo:rsid="0005d294" officeooo:paragraph-rsid="0005d294" style:font-weight-asian="bold" style:font-weight-complex="bold"/>
    </style:style>
    <style:style style:name="P5" style:family="paragraph" style:parent-style-name="Standard">
      <style:text-properties style:font-name="Microsoft JhengHei" fo:font-weight="bold" officeooo:rsid="00085dbe" officeooo:paragraph-rsid="00085dbe" style:font-weight-asian="bold" style:font-weight-complex="bold"/>
    </style:style>
    <style:style style:name="P6" style:family="paragraph" style:parent-style-name="Standard">
      <style:text-properties style:font-name="Microsoft JhengHei" fo:font-weight="bold" officeooo:rsid="00066860" officeooo:paragraph-rsid="00066860" style:font-weight-asian="bold" style:font-weight-complex="bold"/>
    </style:style>
    <style:style style:name="P7" style:family="paragraph" style:parent-style-name="Standard">
      <style:text-properties style:font-name="Microsoft JhengHei" fo:font-size="11pt" officeooo:rsid="0005d294" officeooo:paragraph-rsid="0005d294" style:font-size-asian="11pt" style:font-size-complex="11pt"/>
    </style:style>
    <style:style style:name="P8" style:family="paragraph" style:parent-style-name="Standard">
      <style:text-properties style:font-name="Microsoft JhengHei" fo:font-size="11pt" officeooo:rsid="00066860" officeooo:paragraph-rsid="00066860" style:font-size-asian="11pt" style:font-size-complex="11pt"/>
    </style:style>
    <style:style style:name="P9" style:family="paragraph" style:parent-style-name="Standard">
      <style:text-properties style:font-name="Microsoft JhengHei" fo:font-size="11pt" officeooo:rsid="00066860" officeooo:paragraph-rsid="00085dbe" style:font-size-asian="11pt" style:font-size-complex="11pt"/>
    </style:style>
    <style:style style:name="P10" style:family="paragraph" style:parent-style-name="Standard">
      <style:text-properties style:font-name="Microsoft JhengHei" fo:font-size="11pt" officeooo:rsid="00085dbe" officeooo:paragraph-rsid="00085dbe" style:font-size-asian="11pt" style:font-size-complex="11pt"/>
    </style:style>
    <style:style style:name="T1" style:family="text">
      <style:text-properties officeooo:rsid="00085dbe"/>
    </style:style>
    <style:style style:name="T2" style:family="text">
      <style:text-properties officeooo:rsid="000a0972"/>
    </style:style>
    <style:style style:name="T3" style:family="text">
      <style:text-properties fo:language="ca" fo:country="ES"/>
    </style:style>
    <style:style style:name="T4" style:family="text">
      <style:text-properties officeooo:rsid="000b66b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FUNCIONALITATS WEB LLIBRES</text:p>
      <text:p text:style-name="P2"/>
      <text:p text:style-name="P4">Buscador:</text:p>
      <text:p text:style-name="P7">- Tenim un formulari buscador on l´usuari pot introduïr el t<text:span text:style-name="T4">í</text:span>tol <text:s/>o nom del llibre.</text:p>
      <text:p text:style-name="P7">- Consistirà en un input i un botó per tal de buscar.</text:p>
      <text:p text:style-name="P7">- Al localitzar el llibre, obrirà directament la pàgina del detall del llibre.</text:p>
      <text:p text:style-name="P2"/>
      <text:p text:style-name="P4"><text:span text:style-name="T3">Llistats de </text:span>llibres recomanats:</text:p>
      <text:p text:style-name="P7">- Una primera ranglera de llibres proposats que canvien de manera aleatoria.</text:p>
      <text:p text:style-name="P2"/>
      <text:p text:style-name="P4">Llistat de llibres seleccionats</text:p>
      <text:p text:style-name="P7">- Formulari amb selectors per autor i per categories.</text:p>
      <text:p text:style-name="P7">- Això desplega un llistat amb els llibres que s´han seleccionat.</text:p>
      <text:p text:style-name="P2"/>
      <text:p text:style-name="P8">Els llistats de llibres, ens ensenyen la segúent informació:</text:p>
      <text:p text:style-name="P8">- Imatge de la caràtula del llibre</text:p>
      <text:p text:style-name="P8">- titol del llibre</text:p>
      <text:p text:style-name="P8">- Autor</text:p>
      <text:p text:style-name="P8">- Preu</text:p>
      <text:p text:style-name="P8">- Botó de selecció que ens porta directes al detall del llibre.</text:p>
      <text:p text:style-name="P3"/>
      <text:p text:style-name="P5">Detall del llibre:</text:p>
      <text:p text:style-name="P10">Aquesta pàgina conté totes les dades del llibre.</text:p>
      <text:p text:style-name="P9">- Imatge de la caràtula del llibre</text:p>
      <text:p text:style-name="P9">- titol del llibre</text:p>
      <text:p text:style-name="P9">- Autor</text:p>
      <text:p text:style-name="P9">- Preu</text:p>
      <text:p text:style-name="P9">- <text:span text:style-name="T1">sinopsis</text:span></text:p>
      <text:p text:style-name="P9">- <text:span text:style-name="T1">stock</text:span></text:p>
      <text:p text:style-name="P9">- <text:span text:style-name="T1">Botó compra</text:span></text:p>
      <text:p text:style-name="P3"/>
      <text:p text:style-name="P6">Tipus d´usuaris:</text:p>
      <text:p text:style-name="P8">Tenim 2 tipus d´usuaris: Administrador i Registrat</text:p>
      <text:p text:style-name="P9">- A la part superior de la pàgina tindrem un botó de registre per la gent que no s´ha registrat, que obrirà una pàgina de registre. <text:span text:style-name="T1">I</text:span> un petit formulari amb input usuari i contrasenya per aquells usuaris que ja estan registrats</text:p>
      <text:p text:style-name="P8">- Aquesta pàgina es un formulari on recullirem les dades del client a part del usuari i contrasenya.</text:p>
      <text:p text:style-name="P3"/>
      <text:p text:style-name="P10"><text:span text:style-name="T2">L´</text:span>usuari administrador, al registrarse, accedeix a una pàgina amb tot el llistat de llibres, en aquesta, tindrà:</text:p>
      <text:p text:style-name="P10">- Botó de creació d´un nou llibre que obrira formulari per introduir les dades.</text:p>
      <text:p text:style-name="P10">- En el llistat cada llibre tindrà un botó d´edició (obrir<text:span text:style-name="T2">à</text:span> formulari amb les dades introdu<text:span text:style-name="T2">ï</text:span>des que es podràn modificar), botó de eliminar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JhengHei" svg:font-family="'Microsoft JhengHei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09:26:47.902000000</meta:creation-date>
    <dc:date>2019-03-14T10:12:01.494000000</dc:date>
    <meta:editing-duration>PT3M</meta:editing-duration>
    <meta:editing-cycles>1</meta:editing-cycles>
    <meta:document-statistic meta:table-count="0" meta:image-count="0" meta:object-count="0" meta:page-count="1" meta:paragraph-count="32" meta:word-count="276" meta:character-count="1577" meta:non-whitespace-character-count="1332"/>
    <meta:generator>LibreOffice/6.2.1.2$Windows_X86_64 LibreOffice_project/7bcb35dc3024a62dea0caee87020152d1ee96e71</meta:generator>
  </office:meta>
</office:document-meta>
</file>